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DefinitionImpl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Impl.getDefaultValu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DefinitionImpl.getValueConstrai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Definition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Impl.PropertyDefinitionImpl( PropDef propDef , NodeTypeManagerImpl ntMgr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Impl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